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0.2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cm" svg:height="2.5cm" draw:transform="rotate (-1.55351756720105) translate (11.128cm 5.09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cm" svg:height="2.5cm" draw:transform="rotate (-1.55351756720105) translate (11.15cm 8.1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cm" svg:height="2.5cm" draw:transform="rotate (-1.55351756720105) translate (11.236cm 11.14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cm" svg:height="2.5cm" draw:transform="rotate (-1.55351756720105) translate (11.236cm 14.41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cm" svg:height="2.5cm" draw:transform="rotate (-1.55351756720105) translate (11.15cm 17.2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58cm" svg:height="2.435cm" draw:transform="rotate (-1.55351756720105) translate (11cm 20.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5cm" svg:y1="6.615cm" svg:x2="8.65cm" svg:y2="6.615cm">
          <text:p/>
        </draw:line>
        <draw:line draw:style-name="gr2" draw:text-style-name="P1" draw:layer="layout" svg:x1="4.65cm" svg:y1="9.615cm" svg:x2="8.65cm" svg:y2="9.615cm">
          <text:p/>
        </draw:line>
        <draw:line draw:style-name="gr2" draw:text-style-name="P1" draw:layer="layout" svg:x1="4.65cm" svg:y1="12.615cm" svg:x2="8.65cm" svg:y2="12.615cm">
          <text:p/>
        </draw:line>
        <draw:line draw:style-name="gr2" draw:text-style-name="P1" draw:layer="layout" svg:x1="4.65cm" svg:y1="15.615cm" svg:x2="8.65cm" svg:y2="15.615cm">
          <text:p/>
        </draw:line>
        <draw:line draw:style-name="gr2" draw:text-style-name="P1" draw:layer="layout" svg:x1="4.65cm" svg:y1="18.615cm" svg:x2="8.65cm" svg:y2="18.615cm">
          <text:p/>
        </draw:line>
        <draw:line draw:style-name="gr2" draw:text-style-name="P1" draw:layer="layout" svg:x1="4.65cm" svg:y1="21.615cm" svg:x2="8.65cm" svg:y2="21.615cm">
          <text:p/>
        </draw:line>
        <draw:frame draw:style-name="gr3" draw:text-style-name="P2" draw:layer="layout" svg:width="3cm" svg:height="1.75cm" svg:x="1.15cm" svg:y="17cm">
          <draw:text-box>
            <text:p text:style-name="P2"><text:span text:style-name="T1">IN5</text:span></text:p>
          </draw:text-box>
        </draw:frame>
        <draw:frame draw:style-name="gr4" draw:text-style-name="P2" draw:layer="layout" svg:width="3cm" svg:height="1.195cm" svg:x="1.15cm" svg:y="9cm">
          <draw:text-box>
            <text:p text:style-name="P2"><text:span text:style-name="T1">IN2</text:span></text:p>
          </draw:text-box>
        </draw:frame>
        <draw:frame draw:style-name="gr3" draw:text-style-name="P2" draw:layer="layout" svg:width="3.5cm" svg:height="1.75cm" svg:x="1.15cm" svg:y="11.75cm">
          <draw:text-box>
            <text:p text:style-name="P2"><text:span text:style-name="T1">IN3</text:span></text:p>
          </draw:text-box>
        </draw:frame>
        <draw:frame draw:style-name="gr4" draw:text-style-name="P2" draw:layer="layout" svg:width="3cm" svg:height="1.195cm" svg:x="1.15cm" svg:y="14.5cm">
          <draw:text-box>
            <text:p text:style-name="P2"><text:span text:style-name="T1">IN4</text:span></text:p>
          </draw:text-box>
        </draw:frame>
        <draw:frame draw:style-name="gr5" draw:text-style-name="P2" draw:layer="layout" svg:width="3cm" svg:height="10.5cm" svg:x="1.15cm" svg:y="6cm">
          <draw:text-box>
            <text:p text:style-name="P2"><text:span text:style-name="T1">IN1</text:span></text:p>
          </draw:text-box>
        </draw:frame>
        <draw:frame draw:style-name="gr3" draw:text-style-name="P2" draw:layer="layout" svg:width="3cm" svg:height="1.75cm" svg:x="1.15cm" svg:y="20.25cm">
          <draw:text-box>
            <text:p text:style-name="P2"><text:span text:style-name="T1">rpm</text:span></text:p>
          </draw:text-box>
        </draw:frame>
        <draw:connector draw:style-name="gr2" draw:text-style-name="P1" draw:layer="layout" svg:x1="11.147cm" svg:y1="6.341cm" svg:x2="17cm" svg:y2="15.277cm" draw:start-shape="id1" draw:start-glue-point="4" svg:d="m11147 6341h3178v8936h2675">
          <text:p/>
        </draw:connector>
        <draw:line draw:style-name="gr6" draw:text-style-name="P1" draw:layer="layout" svg:x1="11.15cm" svg:y1="9.5cm" svg:x2="14.15cm" svg:y2="9.5cm">
          <text:p/>
        </draw:line>
        <draw:line draw:style-name="gr6" draw:text-style-name="P1" draw:layer="layout" svg:x1="11.15cm" svg:y1="12.5cm" svg:x2="14.15cm" svg:y2="12.5cm">
          <text:p/>
        </draw:line>
        <draw:line draw:style-name="gr6" draw:text-style-name="P1" draw:layer="layout" svg:x1="11.15cm" svg:y1="15.5cm" svg:x2="16.65cm" svg:y2="15.5cm">
          <text:p/>
        </draw:line>
        <draw:line draw:style-name="gr6" draw:text-style-name="P1" draw:layer="layout" svg:x1="11.15cm" svg:y1="18.5cm" svg:x2="14.15cm" svg:y2="18.5cm">
          <text:p/>
        </draw:line>
        <draw:line draw:style-name="gr6" draw:text-style-name="P1" draw:layer="layout" svg:x1="11.15cm" svg:y1="21.5cm" svg:x2="14.15cm" svg:y2="21.5cm">
          <text:p/>
        </draw:line>
        <draw:line draw:style-name="gr6" draw:text-style-name="P1" draw:layer="layout" svg:x1="14.15cm" svg:y1="21.5cm" svg:x2="14.15cm" svg:y2="15.5cm">
          <text:p/>
        </draw:line>
        <draw:frame draw:style-name="gr3" draw:text-style-name="P2" draw:layer="layout" svg:width="7cm" svg:height="1.75cm" svg:x="14.5cm" svg:y="16.5cm">
          <draw:text-box>
            <text:p text:style-name="P2"><text:span text:style-name="T1">data_out_P1</text:span></text:p>
          </draw:text-box>
        </draw:frame>
        <draw:line draw:style-name="gr6" draw:text-style-name="P1" draw:layer="layout" svg:x1="10cm" svg:y1="21cm" svg:x2="10cm" svg:y2="20cm">
          <text:p/>
        </draw:line>
        <draw:line draw:style-name="gr6" draw:text-style-name="P1" draw:layer="layout" svg:x1="10cm" svg:y1="18cm" svg:x2="10cm" svg:y2="17cm">
          <text:p/>
        </draw:line>
        <draw:line draw:style-name="gr6" draw:text-style-name="P1" draw:layer="layout" svg:x1="10cm" svg:y1="15cm" svg:x2="10cm" svg:y2="14cm">
          <text:p/>
        </draw:line>
        <draw:line draw:style-name="gr6" draw:text-style-name="P1" draw:layer="layout" svg:x1="10cm" svg:y1="11.5cm" svg:x2="10cm" svg:y2="10.5cm">
          <text:p/>
        </draw:line>
        <draw:line draw:style-name="gr6" draw:text-style-name="P1" draw:layer="layout" svg:x1="10cm" svg:y1="5.5cm" svg:x2="10cm" svg:y2="4.5cm">
          <text:p/>
        </draw:line>
        <draw:line draw:style-name="gr6" draw:text-style-name="P1" draw:layer="layout" svg:x1="10cm" svg:y1="20cm" svg:x2="11.5cm" svg:y2="20cm">
          <text:p/>
        </draw:line>
        <draw:line draw:style-name="gr6" draw:text-style-name="P1" draw:layer="layout" svg:x1="10cm" svg:y1="17cm" svg:x2="11.5cm" svg:y2="17cm">
          <text:p/>
        </draw:line>
        <draw:line draw:style-name="gr6" draw:text-style-name="P1" draw:layer="layout" svg:x1="10cm" svg:y1="14cm" svg:x2="11.5cm" svg:y2="14cm">
          <text:p/>
        </draw:line>
        <draw:line draw:style-name="gr6" draw:text-style-name="P1" draw:layer="layout" svg:x1="10cm" svg:y1="10.5cm" svg:x2="11.5cm" svg:y2="10.5cm">
          <text:p/>
        </draw:line>
        <draw:line draw:style-name="gr6" draw:text-style-name="P1" draw:layer="layout" svg:x1="10cm" svg:y1="7.5cm" svg:x2="11.5cm" svg:y2="7.5cm">
          <text:p/>
        </draw:line>
        <draw:line draw:style-name="gr6" draw:text-style-name="P1" draw:layer="layout" svg:x1="10cm" svg:y1="4.5cm" svg:x2="11.5cm" svg:y2="4.5cm">
          <text:p/>
        </draw:line>
        <draw:line draw:style-name="gr6" draw:text-style-name="P1" draw:layer="layout" svg:x1="10cm" svg:y1="8.5cm" svg:x2="10cm" svg:y2="7.5cm">
          <text:p/>
        </draw:line>
        <draw:line draw:style-name="gr6" draw:text-style-name="P1" draw:layer="layout" svg:x1="11.5cm" svg:y1="20cm" svg:x2="11.5cm" svg:y2="4.5cm">
          <text:p/>
        </draw:line>
        <draw:line draw:style-name="gr6" draw:text-style-name="P1" draw:layer="layout" svg:x1="11.5cm" svg:y1="4.5cm" svg:x2="14.5cm" svg:y2="4.5cm">
          <text:p/>
        </draw:line>
        <draw:frame draw:style-name="gr7" draw:layer="layout" svg:width="2cm" svg:height="1.25cm" svg:x="13.5cm" svg:y="3.5cm">
          <draw:text-box>
            <text:p>CS1</text:p>
          </draw:text-box>
        </draw:frame>
        <draw:frame draw:style-name="gr8" draw:text-style-name="P2" draw:layer="layout" svg:width="9cm" svg:height="2.75cm" svg:x="5.5cm" svg:y="24.5cm">
          <draw:text-box>
            <text:p text:style-name="P2"><text:span text:style-name="T1">MÓDULO 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sar </meta:initial-creator>
    <meta:creation-date>2011-03-24T09:41:59</meta:creation-date>
    <dc:date>2011-03-24T09:57:53</dc:date>
    <dc:creator>Cesar </dc:creator>
    <meta:editing-duration>PT00H15M57S</meta:editing-duration>
    <meta:editing-cycles>1</meta:editing-cycles>
    <meta:document-statistic meta:object-count="42"/>
    <meta:generator>OpenOffice.org/3.2$Linux OpenOffice.org_project/320m19$Build-9505</meta:generator>
  </office:meta>
</office:document-meta>
</file>